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fo:break-before="page" table:align="margins"/>
    </style:style>
    <style:style style:name="Tabla2.A" style:family="table-column">
      <style:table-column-properties style:column-width="2.932cm" style:rel-column-width="10922*"/>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2.932cm" style:rel-column-width="10922*"/>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954cm" style:rel-column-width="7281*"/>
    </style:style>
    <style:style style:name="Tabla5.A1" style:family="table-cell">
      <style:table-cell-properties fo:padding="0.097cm" fo:border-left="0.05pt solid #000000" fo:border-right="none" fo:border-top="0.05pt solid #000000" fo:border-bottom="0.05pt solid #000000"/>
    </style:style>
    <style:style style:name="Tabla5.I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I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5.863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2088" officeooo:paragraph-rsid="000c2088"/>
    </style:style>
    <style:style style:name="P2" style:family="paragraph" style:parent-style-name="Standard">
      <style:text-properties officeooo:rsid="000c4ad6" officeooo:paragraph-rsid="000c4ad6"/>
    </style:style>
    <style:style style:name="P3" style:family="paragraph" style:parent-style-name="Standard">
      <style:text-properties officeooo:rsid="000ce0e5" officeooo:paragraph-rsid="000ce0e5"/>
    </style:style>
    <style:style style:name="P4" style:family="paragraph" style:parent-style-name="Standard">
      <style:text-properties officeooo:rsid="000d95fc" officeooo:paragraph-rsid="000d95fc"/>
    </style:style>
    <style:style style:name="P5" style:family="paragraph" style:parent-style-name="Standard">
      <style:text-properties officeooo:rsid="000f8028" officeooo:paragraph-rsid="000f8028"/>
    </style:style>
    <style:style style:name="P6" style:family="paragraph" style:parent-style-name="Standard">
      <style:text-properties officeooo:rsid="0011205b" officeooo:paragraph-rsid="0011205b"/>
    </style:style>
    <style:style style:name="P7" style:family="paragraph" style:parent-style-name="Standard">
      <style:text-properties fo:font-weight="bold" officeooo:rsid="0011205b" officeooo:paragraph-rsid="0011205b" style:font-weight-asian="bold" style:font-weight-complex="bold"/>
    </style:style>
    <style:style style:name="P8" style:family="paragraph" style:parent-style-name="Standard">
      <style:text-properties officeooo:rsid="00143f90" officeooo:paragraph-rsid="00143f90"/>
    </style:style>
    <style:style style:name="P9" style:family="paragraph" style:parent-style-name="Standard">
      <style:text-properties officeooo:rsid="0015ae4d" officeooo:paragraph-rsid="0015ae4d"/>
    </style:style>
    <style:style style:name="P10" style:family="paragraph" style:parent-style-name="Standard">
      <style:text-properties officeooo:rsid="00168b32" officeooo:paragraph-rsid="00168b32"/>
    </style:style>
    <style:style style:name="P11" style:family="paragraph" style:parent-style-name="Standard">
      <style:text-properties officeooo:paragraph-rsid="00168b32"/>
    </style:style>
    <style:style style:name="P12" style:family="paragraph" style:parent-style-name="Standard" style:list-style-name="L2">
      <style:text-properties officeooo:paragraph-rsid="00168b32"/>
    </style:style>
    <style:style style:name="P13" style:family="paragraph" style:parent-style-name="Standard" style:list-style-name="L2">
      <style:text-properties officeooo:rsid="0018540e" officeooo:paragraph-rsid="0018540e"/>
    </style:style>
    <style:style style:name="P14" style:family="paragraph" style:parent-style-name="Standard">
      <style:text-properties officeooo:rsid="0018540e" officeooo:paragraph-rsid="0018540e"/>
    </style:style>
    <style:style style:name="P15" style:family="paragraph" style:parent-style-name="Standard" style:list-style-name="L4">
      <style:text-properties officeooo:rsid="0018540e" officeooo:paragraph-rsid="0018540e"/>
    </style:style>
    <style:style style:name="P16" style:family="paragraph" style:parent-style-name="Standard" style:list-style-name="L5">
      <style:text-properties officeooo:rsid="00190eaf" officeooo:paragraph-rsid="00190eaf"/>
    </style:style>
    <style:style style:name="P17" style:family="paragraph" style:parent-style-name="Standard">
      <style:text-properties officeooo:rsid="00190eaf" officeooo:paragraph-rsid="00190eaf"/>
    </style:style>
    <style:style style:name="P18" style:family="paragraph" style:parent-style-name="Standard">
      <style:text-properties officeooo:rsid="001a25b8" officeooo:paragraph-rsid="001a25b8"/>
    </style:style>
    <style:style style:name="P19" style:family="paragraph" style:parent-style-name="Standard" style:list-style-name="L6">
      <style:text-properties officeooo:rsid="001a25b8" officeooo:paragraph-rsid="001a25b8"/>
    </style:style>
    <style:style style:name="P20" style:family="paragraph" style:parent-style-name="Standard">
      <style:text-properties officeooo:rsid="001c057d" officeooo:paragraph-rsid="001c057d"/>
    </style:style>
    <style:style style:name="P21" style:family="paragraph" style:parent-style-name="Standard" style:list-style-name="L7">
      <style:text-properties officeooo:rsid="001c057d" officeooo:paragraph-rsid="001c057d"/>
    </style:style>
    <style:style style:name="P22" style:family="paragraph" style:parent-style-name="Standard" style:list-style-name="L7">
      <style:text-properties officeooo:rsid="001c057d" officeooo:paragraph-rsid="001c6eb9"/>
    </style:style>
    <style:style style:name="P23" style:family="paragraph" style:parent-style-name="Standard" style:list-style-name="L7">
      <style:text-properties officeooo:rsid="001c6eb9" officeooo:paragraph-rsid="001c6eb9"/>
    </style:style>
    <style:style style:name="P24" style:family="paragraph" style:parent-style-name="Standard" style:list-style-name="L7">
      <style:text-properties officeooo:rsid="001ce66b" officeooo:paragraph-rsid="001ce66b"/>
    </style:style>
    <style:style style:name="P25" style:family="paragraph" style:parent-style-name="Standard" style:list-style-name="L7">
      <style:text-properties officeooo:rsid="001e9001" officeooo:paragraph-rsid="001e9001"/>
    </style:style>
    <style:style style:name="P26" style:family="paragraph" style:parent-style-name="Standard">
      <style:text-properties officeooo:rsid="001e9001" officeooo:paragraph-rsid="001e9001"/>
    </style:style>
    <style:style style:name="P27" style:family="paragraph" style:parent-style-name="Standard" style:list-style-name="L9">
      <style:text-properties officeooo:rsid="001e9001" officeooo:paragraph-rsid="001e9001"/>
    </style:style>
    <style:style style:name="P28" style:family="paragraph" style:parent-style-name="Standard" style:list-style-name="L10">
      <style:text-properties officeooo:rsid="001e9001" officeooo:paragraph-rsid="001e9001"/>
    </style:style>
    <style:style style:name="P29" style:family="paragraph" style:parent-style-name="Standard">
      <style:text-properties officeooo:rsid="00200f6d" officeooo:paragraph-rsid="00200f6d"/>
    </style:style>
    <style:style style:name="P30" style:family="paragraph" style:parent-style-name="Standard">
      <style:text-properties officeooo:rsid="00208a6a" officeooo:paragraph-rsid="00208a6a"/>
    </style:style>
    <style:style style:name="P31" style:family="paragraph" style:parent-style-name="Standard">
      <style:text-properties officeooo:rsid="002119a1" officeooo:paragraph-rsid="002119a1"/>
    </style:style>
    <style:style style:name="P32" style:family="paragraph" style:parent-style-name="Standard">
      <style:text-properties officeooo:rsid="0022e885" officeooo:paragraph-rsid="0022e885"/>
    </style:style>
    <style:style style:name="P33" style:family="paragraph" style:parent-style-name="Standard">
      <style:text-properties officeooo:rsid="0026063b" officeooo:paragraph-rsid="0026063b"/>
    </style:style>
    <style:style style:name="P34" style:family="paragraph" style:parent-style-name="Standard">
      <style:paragraph-properties fo:break-before="page"/>
      <style:text-properties officeooo:rsid="00190eaf" officeooo:paragraph-rsid="00190eaf"/>
    </style:style>
    <style:style style:name="P35" style:family="paragraph" style:parent-style-name="Table_20_Contents">
      <style:text-properties officeooo:rsid="000c4ad6" officeooo:paragraph-rsid="000c4ad6"/>
    </style:style>
    <style:style style:name="P36" style:family="paragraph" style:parent-style-name="Table_20_Contents">
      <style:text-properties officeooo:rsid="000ce0e5" officeooo:paragraph-rsid="000ce0e5"/>
    </style:style>
    <style:style style:name="P37" style:family="paragraph" style:parent-style-name="Table_20_Contents">
      <style:text-properties officeooo:rsid="0011205b" officeooo:paragraph-rsid="0011205b"/>
    </style:style>
    <style:style style:name="T1" style:family="text">
      <style:text-properties style:text-underline-style="solid" style:text-underline-width="auto" style:text-underline-color="font-color"/>
    </style:style>
    <style:style style:name="T2" style:family="text">
      <style:text-properties officeooo:rsid="000ce0e5"/>
    </style:style>
    <style:style style:name="T3" style:family="text">
      <style:text-properties officeooo:rsid="000f8028"/>
    </style:style>
    <style:style style:name="T4" style:family="text">
      <style:text-properties officeooo:rsid="0011205b"/>
    </style:style>
    <style:style style:name="T5" style:family="text">
      <style:text-properties officeooo:rsid="0015ae4d"/>
    </style:style>
    <style:style style:name="T6" style:family="text">
      <style:text-properties officeooo:rsid="00168b32"/>
    </style:style>
    <style:style style:name="T7" style:family="text">
      <style:text-properties officeooo:rsid="00190eaf"/>
    </style:style>
    <style:style style:name="T8" style:family="text">
      <style:text-properties officeooo:rsid="001c6eb9"/>
    </style:style>
    <style:style style:name="T9" style:family="text">
      <style:text-properties officeooo:rsid="001ce66b"/>
    </style:style>
    <style:style style:name="T10" style:family="text">
      <style:text-properties officeooo:rsid="001e9001"/>
    </style:style>
    <style:style style:name="T11" style:family="text">
      <style:text-properties officeooo:rsid="001f0981"/>
    </style:style>
    <style:style style:name="T12" style:family="text">
      <style:text-properties officeooo:rsid="0022e885"/>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 Simulación</text:p>
      <text:p text:style-name="P1">Alumno: Edgar Eduardo Regalado Lopez</text:p>
      <text:p text:style-name="P1">Simulación de un sistema de inventarios</text:p>
      <text:p text:style-name="P1"/>
      <text:p text:style-name="P1">Formulación del problema</text:p>
      <text:p text:style-name="P1"/>
      <text:p text:style-name="P1">Se tiene un sistema de inventarios donde el tiempo que tarda en llegar un pedido de mercancia es variable, se busca determinar la cantidad combinación de óptima a ordenar y el punto óptimo de reorden para obtener el menor costo total posible.</text:p>
      <text:p text:style-name="P1"/>
      <text:p text:style-name="P2">Recolección y procesamiento de datos tomados de la realidad.</text:p>
      <text:p text:style-name="P2"/>
      <text:p text:style-name="P2">Aunque se proporcionan los datos especificos del problema, el programa propuesto permite modificar todos estos datos para adecuarse a otros escenarios de otros sistemas de inventarios.</text:p>
      <text:p text:style-name="P2"/>
      <text:p text:style-name="P2">Datos originales del problema:</text:p>
      <text:p text:style-name="P2"/>
      <table:table table:name="Tabla1" table:style-name="Tabla1">
        <table:table-column table:style-name="Tabla1.A" table:number-columns-repeated="2"/>
        <table:table-row>
          <table:table-cell table:style-name="Tabla1.A1" office:value-type="string">
            <text:p text:style-name="P35">Inventario inicial</text:p>
          </table:table-cell>
          <table:table-cell table:style-name="Tabla1.B1" office:value-type="string">
            <text:p text:style-name="P35">150 unidades</text:p>
          </table:table-cell>
        </table:table-row>
        <table:table-row>
          <table:table-cell table:style-name="Tabla1.A2" office:value-type="string">
            <text:p text:style-name="P35">Costo por orden<text:span text:style-name="T6">ar</text:span></text:p>
          </table:table-cell>
          <table:table-cell table:style-name="Tabla1.B2" office:value-type="string">
            <text:p text:style-name="P35">$50</text:p>
          </table:table-cell>
        </table:table-row>
        <table:table-row>
          <table:table-cell table:style-name="Tabla1.A2" office:value-type="string">
            <text:p text:style-name="P35">Costo <text:span text:style-name="T6">unitario de inventario</text:span></text:p>
          </table:table-cell>
          <table:table-cell table:style-name="Tabla1.B2" office:value-type="string">
            <text:p text:style-name="P35">$26 <text:span text:style-name="T6">por año</text:span></text:p>
          </table:table-cell>
        </table:table-row>
        <table:table-row>
          <table:table-cell table:style-name="Tabla1.A2" office:value-type="string">
            <text:p text:style-name="P35">Costo <text:span text:style-name="T6">Faltante</text:span></text:p>
          </table:table-cell>
          <table:table-cell table:style-name="Tabla1.B2" office:value-type="string">
            <text:p text:style-name="P35">$25 <text:span text:style-name="T6">por unidad</text:span></text:p>
          </table:table-cell>
        </table:table-row>
        <table:table-row>
          <table:table-cell table:style-name="Tabla1.A2" office:value-type="string">
            <text:p text:style-name="P35">Días laborados al año</text:p>
          </table:table-cell>
          <table:table-cell table:style-name="Tabla1.B2" office:value-type="string">
            <text:p text:style-name="P35">260</text:p>
          </table:table-cell>
        </table:table-row>
        <table:table-row>
          <table:table-cell table:style-name="Tabla1.A2" office:value-type="string">
            <text:p text:style-name="P35">Probabilidad de demanda mensual</text:p>
          </table:table-cell>
          <table:table-cell table:style-name="Tabla1.B2" office:value-type="string">
            <text:p text:style-name="P35">Tabla 1</text:p>
          </table:table-cell>
        </table:table-row>
        <table:table-row>
          <table:table-cell table:style-name="Tabla1.A2" office:value-type="string">
            <text:p text:style-name="P35">Probabilidad de entrega en meses</text:p>
          </table:table-cell>
          <table:table-cell table:style-name="Tabla1.B2" office:value-type="string">
            <text:p text:style-name="P35">Tabla 2</text:p>
          </table:table-cell>
        </table:table-row>
        <table:table-row>
          <table:table-cell table:style-name="Tabla1.A2" office:value-type="string">
            <text:p text:style-name="P35">Tabla de factores estacionales de demanda</text:p>
          </table:table-cell>
          <table:table-cell table:style-name="Tabla1.B2" office:value-type="string">
            <text:p text:style-name="P35">Tabla 3</text:p>
          </table:table-cell>
        </table:table-row>
      </table:table>
      <text:p text:style-name="P2"/>
      <text:p text:style-name="P2">TABLA 1. Probabilidad de demanda mensual.</text:p>
      <text:p text:style-name="P2">Esta tabla puede ser especificada en un archivo de texto plano ‘demanda’ que debe estar en el mismo directorio que el ejecutable del programa.</text:p>
      <table:table table:name="Tabla2" table:style-name="Tabla2">
        <table:table-column table:style-name="Tabla2.A" table:number-columns-repeated="6"/>
        <table:table-row>
          <table:table-cell table:style-name="Tabla2.A1" office:value-type="string">
            <text:p text:style-name="P35">Cantidad</text:p>
          </table:table-cell>
          <table:table-cell table:style-name="Tabla2.A1" office:value-type="string">
            <text:p text:style-name="P35">Probabilidad</text:p>
          </table:table-cell>
          <table:table-cell table:style-name="Tabla2.A1" office:value-type="string">
            <text:p text:style-name="P35">Cantidad</text:p>
          </table:table-cell>
          <table:table-cell table:style-name="Tabla2.A1" office:value-type="string">
            <text:p text:style-name="P35">Probabilidad</text:p>
          </table:table-cell>
          <table:table-cell table:style-name="Tabla2.A1" office:value-type="string">
            <text:p text:style-name="P35">Cantidad</text:p>
          </table:table-cell>
          <table:table-cell table:style-name="Tabla2.F1" office:value-type="string">
            <text:p text:style-name="P35">Probabilidad</text:p>
          </table:table-cell>
        </table:table-row>
        <table:table-row>
          <table:table-cell table:style-name="Tabla2.A2" office:value-type="string">
            <text:p text:style-name="P35">35</text:p>
          </table:table-cell>
          <table:table-cell table:style-name="Tabla2.A2" office:value-type="string">
            <text:p text:style-name="P35">0.010</text:p>
          </table:table-cell>
          <table:table-cell table:style-name="Tabla2.A2" office:value-type="string">
            <text:p text:style-name="P35">44</text:p>
          </table:table-cell>
          <table:table-cell table:style-name="Tabla2.A2" office:value-type="string">
            <text:p text:style-name="P35">0.029</text:p>
          </table:table-cell>
          <table:table-cell table:style-name="Tabla2.A2" office:value-type="string">
            <text:p text:style-name="P35">53</text:p>
          </table:table-cell>
          <table:table-cell table:style-name="Tabla2.F2" office:value-type="string">
            <text:p text:style-name="P35">0.065</text:p>
          </table:table-cell>
        </table:table-row>
        <table:table-row>
          <table:table-cell table:style-name="Tabla2.A2" office:value-type="string">
            <text:p text:style-name="P35">36</text:p>
          </table:table-cell>
          <table:table-cell table:style-name="Tabla2.A2" office:value-type="string">
            <text:p text:style-name="P35">0.015</text:p>
          </table:table-cell>
          <table:table-cell table:style-name="Tabla2.A2" office:value-type="string">
            <text:p text:style-name="P35">45</text:p>
          </table:table-cell>
          <table:table-cell table:style-name="Tabla2.A2" office:value-type="string">
            <text:p text:style-name="P35">0.035</text:p>
          </table:table-cell>
          <table:table-cell table:style-name="Tabla2.A2" office:value-type="string">
            <text:p text:style-name="P35">54</text:p>
          </table:table-cell>
          <table:table-cell table:style-name="Tabla2.F2" office:value-type="string">
            <text:p text:style-name="P35">0.060</text:p>
          </table:table-cell>
        </table:table-row>
        <table:table-row>
          <table:table-cell table:style-name="Tabla2.A2" office:value-type="string">
            <text:p text:style-name="P35">37</text:p>
          </table:table-cell>
          <table:table-cell table:style-name="Tabla2.A2" office:value-type="string">
            <text:p text:style-name="P35">0.020</text:p>
          </table:table-cell>
          <table:table-cell table:style-name="Tabla2.A2" office:value-type="string">
            <text:p text:style-name="P35">46</text:p>
          </table:table-cell>
          <table:table-cell table:style-name="Tabla2.A2" office:value-type="string">
            <text:p text:style-name="P35">0.045</text:p>
          </table:table-cell>
          <table:table-cell table:style-name="Tabla2.A2" office:value-type="string">
            <text:p text:style-name="P35">55</text:p>
          </table:table-cell>
          <table:table-cell table:style-name="Tabla2.F2" office:value-type="string">
            <text:p text:style-name="P35">0.050</text:p>
          </table:table-cell>
        </table:table-row>
        <table:table-row>
          <table:table-cell table:style-name="Tabla2.A2" office:value-type="string">
            <text:p text:style-name="P35">38</text:p>
          </table:table-cell>
          <table:table-cell table:style-name="Tabla2.A2" office:value-type="string">
            <text:p text:style-name="P35">0.020</text:p>
          </table:table-cell>
          <table:table-cell table:style-name="Tabla2.A2" office:value-type="string">
            <text:p text:style-name="P35">47</text:p>
          </table:table-cell>
          <table:table-cell table:style-name="Tabla2.A2" office:value-type="string">
            <text:p text:style-name="P35">0.060</text:p>
          </table:table-cell>
          <table:table-cell table:style-name="Tabla2.A2" office:value-type="string">
            <text:p text:style-name="P35">56</text:p>
          </table:table-cell>
          <table:table-cell table:style-name="Tabla2.F2" office:value-type="string">
            <text:p text:style-name="P35">0.040</text:p>
          </table:table-cell>
        </table:table-row>
        <table:table-row>
          <table:table-cell table:style-name="Tabla2.A2" office:value-type="string">
            <text:p text:style-name="P35">39</text:p>
          </table:table-cell>
          <table:table-cell table:style-name="Tabla2.A2" office:value-type="string">
            <text:p text:style-name="P35">0.022</text:p>
          </table:table-cell>
          <table:table-cell table:style-name="Tabla2.A2" office:value-type="string">
            <text:p text:style-name="P35">48</text:p>
          </table:table-cell>
          <table:table-cell table:style-name="Tabla2.A2" office:value-type="string">
            <text:p text:style-name="P35">0.065</text:p>
          </table:table-cell>
          <table:table-cell table:style-name="Tabla2.A2" office:value-type="string">
            <text:p text:style-name="P35">57</text:p>
          </table:table-cell>
          <table:table-cell table:style-name="Tabla2.F2" office:value-type="string">
            <text:p text:style-name="P35">0.030</text:p>
          </table:table-cell>
        </table:table-row>
        <table:table-row>
          <table:table-cell table:style-name="Tabla2.A2" office:value-type="string">
            <text:p text:style-name="P35">40</text:p>
          </table:table-cell>
          <table:table-cell table:style-name="Tabla2.A2" office:value-type="string">
            <text:p text:style-name="P35">0.023</text:p>
          </table:table-cell>
          <table:table-cell table:style-name="Tabla2.A2" office:value-type="string">
            <text:p text:style-name="P35">49</text:p>
          </table:table-cell>
          <table:table-cell table:style-name="Tabla2.A2" office:value-type="string">
            <text:p text:style-name="P35">0.070</text:p>
          </table:table-cell>
          <table:table-cell table:style-name="Tabla2.A2" office:value-type="string">
            <text:p text:style-name="P35">58</text:p>
          </table:table-cell>
          <table:table-cell table:style-name="Tabla2.F2" office:value-type="string">
            <text:p text:style-name="P35">0.016</text:p>
          </table:table-cell>
        </table:table-row>
        <table:table-row>
          <table:table-cell table:style-name="Tabla2.A2" office:value-type="string">
            <text:p text:style-name="P35">41</text:p>
          </table:table-cell>
          <table:table-cell table:style-name="Tabla2.A2" office:value-type="string">
            <text:p text:style-name="P35">0.025</text:p>
          </table:table-cell>
          <table:table-cell table:style-name="Tabla2.A2" office:value-type="string">
            <text:p text:style-name="P35">50</text:p>
          </table:table-cell>
          <table:table-cell table:style-name="Tabla2.A2" office:value-type="string">
            <text:p text:style-name="P35">0.080</text:p>
          </table:table-cell>
          <table:table-cell table:style-name="Tabla2.A2" office:value-type="string">
            <text:p text:style-name="P35">59</text:p>
          </table:table-cell>
          <table:table-cell table:style-name="Tabla2.F2" office:value-type="string">
            <text:p text:style-name="P35">0.015</text:p>
          </table:table-cell>
        </table:table-row>
        <table:table-row>
          <table:table-cell table:style-name="Tabla2.A2" office:value-type="string">
            <text:p text:style-name="P35">42</text:p>
          </table:table-cell>
          <table:table-cell table:style-name="Tabla2.A2" office:value-type="string">
            <text:p text:style-name="P35">0.027</text:p>
          </table:table-cell>
          <table:table-cell table:style-name="Tabla2.A2" office:value-type="string">
            <text:p text:style-name="P35">51</text:p>
          </table:table-cell>
          <table:table-cell table:style-name="Tabla2.A2" office:value-type="string">
            <text:p text:style-name="P35">0.075</text:p>
          </table:table-cell>
          <table:table-cell table:style-name="Tabla2.A2" office:value-type="string">
            <text:p text:style-name="P35">60</text:p>
          </table:table-cell>
          <table:table-cell table:style-name="Tabla2.F2" office:value-type="string">
            <text:p text:style-name="P35">0.005</text:p>
          </table:table-cell>
        </table:table-row>
        <table:table-row>
          <table:table-cell table:style-name="Tabla2.A2" office:value-type="string">
            <text:p text:style-name="P35">43</text:p>
          </table:table-cell>
          <table:table-cell table:style-name="Tabla2.A2" office:value-type="string">
            <text:p text:style-name="P35">0.028</text:p>
          </table:table-cell>
          <table:table-cell table:style-name="Tabla2.A2" office:value-type="string">
            <text:p text:style-name="P35">52</text:p>
          </table:table-cell>
          <table:table-cell table:style-name="Tabla2.A2" office:value-type="string">
            <text:p text:style-name="P35">0.070</text:p>
          </table:table-cell>
          <table:table-cell table:style-name="Tabla2.A2" office:value-type="string">
            <text:p text:style-name="Table_20_Contents">-</text:p>
          </table:table-cell>
          <table:table-cell table:style-name="Tabla2.F2" office:value-type="string">
            <text:p text:style-name="Table_20_Contents">-</text:p>
          </table:table-cell>
        </table:table-row>
      </table:table>
      <text:p text:style-name="P2"/>
      <text:p text:style-name="P2">Especificación del formato de archivo de texto <text:span text:style-name="T2">plano</text:span> para especificar una tabla diferente:</text:p>
      <text:p text:style-name="P2"><text:tab/>El archivo debe llamarse “demanda”, sin extensión de ningún tipo, y debe estar en el mismo directorio que el ejecutable del programa.</text:p>
      <text:p text:style-name="P2"><text:tab/>El formato del archivo debe de ser:</text:p>
      <text:p text:style-name="P2"><text:tab/><text:tab/>probabilidad demanda</text:p>
      <text:p text:style-name="P2"><text:tab/><text:tab/>probabilidad demanda</text:p>
      <text:p text:style-name="P2"><text:tab/>Ejemplo:</text:p>
      <text:p text:style-name="P2"><text:tab/><text:tab/>0.010 35</text:p>
      <text:p text:style-name="P2"><text:tab/><text:tab/>0.015 36</text:p>
      <text:p text:style-name="P2"><text:tab/>El archivo debe terminar en la misma línea que la última especificación de demanda, y no debe de haber espacios en blanco antes o después de una especificación, pero debe haber un solo espacio entre la probabilidad y la demanda.</text:p>
      <text:p text:style-name="P2"/>
      <text:p text:style-name="P2">Tabla 2. Probabilidades de entrega en meses</text:p>
      <text:p text:style-name="P3">Esta tabla también puede ser especificada en un archivo de texto plano llamado “espera”.</text:p>
      <table:table table:name="Tabla3" table:style-name="Tabla3">
        <table:table-column table:style-name="Tabla3.A" table:number-columns-repeated="2"/>
        <table:table-row>
          <table:table-cell table:style-name="Tabla3.A1" office:value-type="string">
            <text:p text:style-name="P36">Meses</text:p>
          </table:table-cell>
          <table:table-cell table:style-name="Tabla3.B1" office:value-type="string">
            <text:p text:style-name="P36">Probabilidad</text:p>
          </table:table-cell>
        </table:table-row>
        <table:table-row>
          <table:table-cell table:style-name="Tabla3.A2" office:value-type="string">
            <text:p text:style-name="P36">1</text:p>
          </table:table-cell>
          <table:table-cell table:style-name="Tabla3.B2" office:value-type="string">
            <text:p text:style-name="P36">0.30</text:p>
          </table:table-cell>
        </table:table-row>
        <table:table-row>
          <table:table-cell table:style-name="Tabla3.A2" office:value-type="string">
            <text:p text:style-name="P36">2</text:p>
          </table:table-cell>
          <table:table-cell table:style-name="Tabla3.B2" office:value-type="string">
            <text:p text:style-name="P36">0.40</text:p>
          </table:table-cell>
        </table:table-row>
        <table:table-row>
          <table:table-cell table:style-name="Tabla3.A2" office:value-type="string">
            <text:p text:style-name="P36">3</text:p>
          </table:table-cell>
          <table:table-cell table:style-name="Tabla3.B2" office:value-type="string">
            <text:p text:style-name="P36">0.30</text:p>
          </table:table-cell>
        </table:table-row>
      </table:table>
      <text:p text:style-name="P3"/>
      <text:p text:style-name="P3">La especificación del formato de archivo de texto plano para especificar esta tabla es la misma que para la Tabla 2, con la única diferencia de que este archivo debe llamarse “espera”, sin extensión.</text:p>
      <text:p text:style-name="P3"/>
      <text:p text:style-name="P3">La Tabla 1 y 2 son procesadas por le programa para obtener funciones de probabilidad acumulada para aplicar el método de la transformada inversa.</text:p>
      <text:p text:style-name="P3"/>
      <text:p text:style-name="P3">Tabla 3. Factores estacionales</text:p>
      <text:p text:style-name="P3"/>
      <table:table table:name="Tabla4" table:style-name="Tabla4">
        <table:table-column table:style-name="Tabla4.A" table:number-columns-repeated="6"/>
        <table:table-row>
          <table:table-cell table:style-name="Tabla4.A1" office:value-type="string">
            <text:p text:style-name="P36">Mes</text:p>
          </table:table-cell>
          <table:table-cell table:style-name="Tabla4.A1" office:value-type="string">
            <text:p text:style-name="P36">Factor</text:p>
          </table:table-cell>
          <table:table-cell table:style-name="Tabla4.A1" office:value-type="string">
            <text:p text:style-name="P36">Mes</text:p>
          </table:table-cell>
          <table:table-cell table:style-name="Tabla4.A1" office:value-type="string">
            <text:p text:style-name="P36">Factor</text:p>
          </table:table-cell>
          <table:table-cell table:style-name="Tabla4.A1" office:value-type="string">
            <text:p text:style-name="P36">Mes</text:p>
          </table:table-cell>
          <table:table-cell table:style-name="Tabla4.F1" office:value-type="string">
            <text:p text:style-name="P36">Factor</text:p>
          </table:table-cell>
        </table:table-row>
        <table:table-row>
          <table:table-cell table:style-name="Tabla4.A2" office:value-type="string">
            <text:p text:style-name="P36">Enero</text:p>
          </table:table-cell>
          <table:table-cell table:style-name="Tabla4.A2" office:value-type="string">
            <text:p text:style-name="P36">1.2</text:p>
          </table:table-cell>
          <table:table-cell table:style-name="Tabla4.A2" office:value-type="string">
            <text:p text:style-name="P36">Mayo</text:p>
          </table:table-cell>
          <table:table-cell table:style-name="Tabla4.A2" office:value-type="string">
            <text:p text:style-name="P36">0.8</text:p>
          </table:table-cell>
          <table:table-cell table:style-name="Tabla4.A2" office:value-type="string">
            <text:p text:style-name="P36">Septiembre</text:p>
          </table:table-cell>
          <table:table-cell table:style-name="Tabla4.F2" office:value-type="string">
            <text:p text:style-name="P36">1.0</text:p>
          </table:table-cell>
        </table:table-row>
        <table:table-row>
          <table:table-cell table:style-name="Tabla4.A2" office:value-type="string">
            <text:p text:style-name="P36">Febrero</text:p>
          </table:table-cell>
          <table:table-cell table:style-name="Tabla4.A2" office:value-type="string">
            <text:p text:style-name="P36">1.0</text:p>
          </table:table-cell>
          <table:table-cell table:style-name="Tabla4.A2" office:value-type="string">
            <text:p text:style-name="P36">Junio</text:p>
          </table:table-cell>
          <table:table-cell table:style-name="Tabla4.A2" office:value-type="string">
            <text:p text:style-name="P36">0.7</text:p>
          </table:table-cell>
          <table:table-cell table:style-name="Tabla4.A2" office:value-type="string">
            <text:p text:style-name="P36">Octubre</text:p>
          </table:table-cell>
          <table:table-cell table:style-name="Tabla4.F2" office:value-type="string">
            <text:p text:style-name="P36">1.2</text:p>
          </table:table-cell>
        </table:table-row>
        <text:soft-page-break/>
        <table:table-row>
          <table:table-cell table:style-name="Tabla4.A2" office:value-type="string">
            <text:p text:style-name="P36">Marzo</text:p>
          </table:table-cell>
          <table:table-cell table:style-name="Tabla4.A2" office:value-type="string">
            <text:p text:style-name="P36">0.9</text:p>
          </table:table-cell>
          <table:table-cell table:style-name="Tabla4.A2" office:value-type="string">
            <text:p text:style-name="P36">Julio</text:p>
          </table:table-cell>
          <table:table-cell table:style-name="Tabla4.A2" office:value-type="string">
            <text:p text:style-name="P36">0.8</text:p>
          </table:table-cell>
          <table:table-cell table:style-name="Tabla4.A2" office:value-type="string">
            <text:p text:style-name="P36">Noviembre</text:p>
          </table:table-cell>
          <table:table-cell table:style-name="Tabla4.F2" office:value-type="string">
            <text:p text:style-name="P36">1.3</text:p>
          </table:table-cell>
        </table:table-row>
        <table:table-row>
          <table:table-cell table:style-name="Tabla4.A2" office:value-type="string">
            <text:p text:style-name="P36">Abril</text:p>
          </table:table-cell>
          <table:table-cell table:style-name="Tabla4.A2" office:value-type="string">
            <text:p text:style-name="P36">0.8</text:p>
          </table:table-cell>
          <table:table-cell table:style-name="Tabla4.A2" office:value-type="string">
            <text:p text:style-name="P36">Agosto</text:p>
          </table:table-cell>
          <table:table-cell table:style-name="Tabla4.A2" office:value-type="string">
            <text:p text:style-name="P36">0.9</text:p>
          </table:table-cell>
          <table:table-cell table:style-name="Tabla4.A2" office:value-type="string">
            <text:p text:style-name="P36">Diciembre</text:p>
          </table:table-cell>
          <table:table-cell table:style-name="Tabla4.F2" office:value-type="string">
            <text:p text:style-name="P36">1.4</text:p>
          </table:table-cell>
        </table:table-row>
      </table:table>
      <text:p text:style-name="P4"/>
      <text:p text:style-name="P4">Las tablas de funciones de probabilidad se procesarán para crear tablas de probabilidad acumuladas <text:span text:style-name="T3">en forma de objetos, obteniéndose así tablas como Tabla 4 y Tabla 5</text:span>, mientras que la relación de mes → factor estacional, se procesa para obtener un arreglo unidimensional <text:span text:style-name="T4">dentro del programa.</text:span></text:p>
      <text:p text:style-name="P4"/>
      <text:p text:style-name="P5">Las tablas de estadística: Normal y chi cuadrada son manejadas por una librería externa: scipy, <text:span text:style-name="T4">el programa solo consulta la librería para obtener los valores de las tablas.</text:span></text:p>
      <text:p text:style-name="P5"/>
      <text:p text:style-name="P10">En el caso de las tablas de probabilidades, es obligatorio que las probabilidades sumen 1.00, de lo contrario el programa notificará que las tablas están incompletas y no permitirá realizar la simulación.</text:p>
      <text:p text:style-name="P10"/>
      <text:p text:style-name="P10">Para producir una tabla de probabilidades, se capta el archivo de texto que contiene los números, y luego se van generando los límites menor y mayor del intervalo que corresponde a x evento, siendo un evento en este caso: una demanda o un número de mes de espera para un pedido.</text:p>
      <text:p text:style-name="P5"/>
      <text:p text:style-name="P7">Formulación de los modelos matemáticos</text:p>
      <text:p text:style-name="P6">Generación de números aleatorios utiliza el método congruencial mixto:</text:p>
      <text:p text:style-name="P6"/>
      <text:p text:style-name="P6">X(n+1) = (A*Xn + C) MOD M</text:p>
      <text:p text:style-name="P6"/>
      <text:p text:style-name="P6">X(n+1): Número pseudoaleatorio generado</text:p>
      <text:p text:style-name="P6">A: Constante multiplicativa</text:p>
      <text:p text:style-name="P6">C: Constante aditiva</text:p>
      <text:p text:style-name="P6">M: Modulo</text:p>
      <text:p text:style-name="P6">Xn: Semilla</text:p>
      <text:p text:style-name="P6"/>
      <text:p text:style-name="P6">Tabla 4. Probabilidad acumula de demanda mensual</text:p>
      <table:table table:name="Tabla5" table:style-name="Tabla5">
        <table:table-column table:style-name="Tabla5.A" table:number-columns-repeated="9"/>
        <table:table-row>
          <table:table-cell table:style-name="Tabla5.A1" office:value-type="string">
            <text:p text:style-name="P37">Demanda</text:p>
          </table:table-cell>
          <table:table-cell table:style-name="Tabla5.A1" office:value-type="string">
            <text:p text:style-name="P37">L_inf</text:p>
          </table:table-cell>
          <table:table-cell table:style-name="Tabla5.A1" office:value-type="string">
            <text:p text:style-name="P37">L_sup</text:p>
          </table:table-cell>
          <table:table-cell table:style-name="Tabla5.A1" office:value-type="string">
            <text:p text:style-name="P37">Demanda</text:p>
          </table:table-cell>
          <table:table-cell table:style-name="Tabla5.A1" office:value-type="string">
            <text:p text:style-name="P37">L_inf</text:p>
          </table:table-cell>
          <table:table-cell table:style-name="Tabla5.A1" office:value-type="string">
            <text:p text:style-name="P37">L_sup</text:p>
          </table:table-cell>
          <table:table-cell table:style-name="Tabla5.A1" office:value-type="string">
            <text:p text:style-name="P37">Demanda</text:p>
          </table:table-cell>
          <table:table-cell table:style-name="Tabla5.A1" office:value-type="string">
            <text:p text:style-name="P37">L_inf</text:p>
          </table:table-cell>
          <table:table-cell table:style-name="Tabla5.I1" office:value-type="string">
            <text:p text:style-name="P37">L_sup</text:p>
          </table:table-cell>
        </table:table-row>
        <table:table-row>
          <table:table-cell table:style-name="Tabla5.A2" office:value-type="string">
            <text:p text:style-name="P37">35</text:p>
          </table:table-cell>
          <table:table-cell table:style-name="Tabla5.A2" office:value-type="string">
            <text:p text:style-name="P37">0</text:p>
          </table:table-cell>
          <table:table-cell table:style-name="Tabla5.A2" office:value-type="string">
            <text:p text:style-name="P37">0.010</text:p>
          </table:table-cell>
          <table:table-cell table:style-name="Tabla5.A2" office:value-type="string">
            <text:p text:style-name="P37">44</text:p>
          </table:table-cell>
          <table:table-cell table:style-name="Tabla5.A2" office:value-type="string">
            <text:p text:style-name="P37">0.19</text:p>
          </table:table-cell>
          <table:table-cell table:style-name="Tabla5.A2" office:value-type="string">
            <text:p text:style-name="P37">0.219</text:p>
          </table:table-cell>
          <table:table-cell table:style-name="Tabla5.A2" office:value-type="string">
            <text:p text:style-name="P37">53</text:p>
          </table:table-cell>
          <table:table-cell table:style-name="Tabla5.A2" office:value-type="string">
            <text:p text:style-name="P37">0.719</text:p>
          </table:table-cell>
          <table:table-cell table:style-name="Tabla5.I2" office:value-type="string">
            <text:p text:style-name="P37">0.784</text:p>
          </table:table-cell>
        </table:table-row>
        <table:table-row>
          <table:table-cell table:style-name="Tabla5.A2" office:value-type="string">
            <text:p text:style-name="P37">36</text:p>
          </table:table-cell>
          <table:table-cell table:style-name="Tabla5.A2" office:value-type="string">
            <text:p text:style-name="P37">0.010</text:p>
          </table:table-cell>
          <table:table-cell table:style-name="Tabla5.A2" office:value-type="string">
            <text:p text:style-name="P37">0.025</text:p>
          </table:table-cell>
          <table:table-cell table:style-name="Tabla5.A2" office:value-type="string">
            <text:p text:style-name="P37">45</text:p>
          </table:table-cell>
          <table:table-cell table:style-name="Tabla5.A2" office:value-type="string">
            <text:p text:style-name="P37">0.219</text:p>
          </table:table-cell>
          <table:table-cell table:style-name="Tabla5.A2" office:value-type="string">
            <text:p text:style-name="P37">0.254</text:p>
          </table:table-cell>
          <table:table-cell table:style-name="Tabla5.A2" office:value-type="string">
            <text:p text:style-name="P37">54</text:p>
          </table:table-cell>
          <table:table-cell table:style-name="Tabla5.A2" office:value-type="string">
            <text:p text:style-name="P37">0.784</text:p>
          </table:table-cell>
          <table:table-cell table:style-name="Tabla5.I2" office:value-type="string">
            <text:p text:style-name="P37">0.844</text:p>
          </table:table-cell>
        </table:table-row>
        <table:table-row>
          <table:table-cell table:style-name="Tabla5.A2" office:value-type="string">
            <text:p text:style-name="P37">37</text:p>
          </table:table-cell>
          <table:table-cell table:style-name="Tabla5.A2" office:value-type="string">
            <text:p text:style-name="P37">0.025</text:p>
          </table:table-cell>
          <table:table-cell table:style-name="Tabla5.A2" office:value-type="string">
            <text:p text:style-name="P37">0.045</text:p>
          </table:table-cell>
          <table:table-cell table:style-name="Tabla5.A2" office:value-type="string">
            <text:p text:style-name="P37">46</text:p>
          </table:table-cell>
          <table:table-cell table:style-name="Tabla5.A2" office:value-type="string">
            <text:p text:style-name="P37">0.245</text:p>
          </table:table-cell>
          <table:table-cell table:style-name="Tabla5.A2" office:value-type="string">
            <text:p text:style-name="P37">0.299</text:p>
          </table:table-cell>
          <table:table-cell table:style-name="Tabla5.A2" office:value-type="string">
            <text:p text:style-name="P37">55</text:p>
          </table:table-cell>
          <table:table-cell table:style-name="Tabla5.A2" office:value-type="string">
            <text:p text:style-name="P37">0.844</text:p>
          </table:table-cell>
          <table:table-cell table:style-name="Tabla5.I2" office:value-type="string">
            <text:p text:style-name="P37">0.894</text:p>
          </table:table-cell>
        </table:table-row>
        <table:table-row>
          <table:table-cell table:style-name="Tabla5.A2" office:value-type="string">
            <text:p text:style-name="P37">38</text:p>
          </table:table-cell>
          <table:table-cell table:style-name="Tabla5.A2" office:value-type="string">
            <text:p text:style-name="P37">0.045</text:p>
          </table:table-cell>
          <table:table-cell table:style-name="Tabla5.A2" office:value-type="string">
            <text:p text:style-name="P37">0.065</text:p>
          </table:table-cell>
          <table:table-cell table:style-name="Tabla5.A2" office:value-type="string">
            <text:p text:style-name="P37">47</text:p>
          </table:table-cell>
          <table:table-cell table:style-name="Tabla5.A2" office:value-type="string">
            <text:p text:style-name="P37">0.299</text:p>
          </table:table-cell>
          <table:table-cell table:style-name="Tabla5.A2" office:value-type="string">
            <text:p text:style-name="P37">0.359</text:p>
          </table:table-cell>
          <table:table-cell table:style-name="Tabla5.A2" office:value-type="string">
            <text:p text:style-name="P37">56</text:p>
          </table:table-cell>
          <table:table-cell table:style-name="Tabla5.A2" office:value-type="string">
            <text:p text:style-name="P37">0.894</text:p>
          </table:table-cell>
          <table:table-cell table:style-name="Tabla5.I2" office:value-type="string">
            <text:p text:style-name="P37">0.934</text:p>
          </table:table-cell>
        </table:table-row>
        <table:table-row>
          <table:table-cell table:style-name="Tabla5.A2" office:value-type="string">
            <text:p text:style-name="P37">39</text:p>
          </table:table-cell>
          <table:table-cell table:style-name="Tabla5.A2" office:value-type="string">
            <text:p text:style-name="P37">0.065</text:p>
          </table:table-cell>
          <table:table-cell table:style-name="Tabla5.A2" office:value-type="string">
            <text:p text:style-name="P37">0.087</text:p>
          </table:table-cell>
          <table:table-cell table:style-name="Tabla5.A2" office:value-type="string">
            <text:p text:style-name="P37">48</text:p>
          </table:table-cell>
          <table:table-cell table:style-name="Tabla5.A2" office:value-type="string">
            <text:p text:style-name="P37">0.359</text:p>
          </table:table-cell>
          <table:table-cell table:style-name="Tabla5.A2" office:value-type="string">
            <text:p text:style-name="P37">0.424</text:p>
          </table:table-cell>
          <table:table-cell table:style-name="Tabla5.A2" office:value-type="string">
            <text:p text:style-name="P37">57</text:p>
          </table:table-cell>
          <table:table-cell table:style-name="Tabla5.A2" office:value-type="string">
            <text:p text:style-name="P37">0.934</text:p>
          </table:table-cell>
          <table:table-cell table:style-name="Tabla5.I2" office:value-type="string">
            <text:p text:style-name="P37">0.964</text:p>
          </table:table-cell>
        </table:table-row>
        <table:table-row>
          <table:table-cell table:style-name="Tabla5.A2" office:value-type="string">
            <text:p text:style-name="P37">40</text:p>
          </table:table-cell>
          <table:table-cell table:style-name="Tabla5.A2" office:value-type="string">
            <text:p text:style-name="P37">0.087</text:p>
          </table:table-cell>
          <table:table-cell table:style-name="Tabla5.A2" office:value-type="string">
            <text:p text:style-name="P37">0.110</text:p>
          </table:table-cell>
          <table:table-cell table:style-name="Tabla5.A2" office:value-type="string">
            <text:p text:style-name="P37">49</text:p>
          </table:table-cell>
          <table:table-cell table:style-name="Tabla5.A2" office:value-type="string">
            <text:p text:style-name="Table_20_Contents"><text:span text:style-name="T4">0.424</text:span></text:p>
          </table:table-cell>
          <table:table-cell table:style-name="Tabla5.A2" office:value-type="string">
            <text:p text:style-name="P37">0.494</text:p>
          </table:table-cell>
          <table:table-cell table:style-name="Tabla5.A2" office:value-type="string">
            <text:p text:style-name="P37">58</text:p>
          </table:table-cell>
          <table:table-cell table:style-name="Tabla5.A2" office:value-type="string">
            <text:p text:style-name="P37">0.964</text:p>
          </table:table-cell>
          <table:table-cell table:style-name="Tabla5.I2" office:value-type="string">
            <text:p text:style-name="P37">0.980</text:p>
          </table:table-cell>
        </table:table-row>
        <table:table-row>
          <table:table-cell table:style-name="Tabla5.A2" office:value-type="string">
            <text:p text:style-name="P37">41</text:p>
          </table:table-cell>
          <table:table-cell table:style-name="Tabla5.A2" office:value-type="string">
            <text:p text:style-name="P37">0.110</text:p>
          </table:table-cell>
          <table:table-cell table:style-name="Tabla5.A2" office:value-type="string">
            <text:p text:style-name="P37">0.135</text:p>
          </table:table-cell>
          <table:table-cell table:style-name="Tabla5.A2" office:value-type="string">
            <text:p text:style-name="P37">50</text:p>
          </table:table-cell>
          <table:table-cell table:style-name="Tabla5.A2" office:value-type="string">
            <text:p text:style-name="P37">0.494</text:p>
          </table:table-cell>
          <table:table-cell table:style-name="Tabla5.A2" office:value-type="string">
            <text:p text:style-name="Table_20_Contents"><text:span text:style-name="T4">0</text:span>.<text:span text:style-name="T4">574</text:span></text:p>
          </table:table-cell>
          <table:table-cell table:style-name="Tabla5.A2" office:value-type="string">
            <text:p text:style-name="P37">59</text:p>
          </table:table-cell>
          <table:table-cell table:style-name="Tabla5.A2" office:value-type="string">
            <text:p text:style-name="P37">0.980</text:p>
          </table:table-cell>
          <table:table-cell table:style-name="Tabla5.I2" office:value-type="string">
            <text:p text:style-name="P37">0.995</text:p>
          </table:table-cell>
        </table:table-row>
        <table:table-row>
          <table:table-cell table:style-name="Tabla5.A2" office:value-type="string">
            <text:p text:style-name="P37">42</text:p>
          </table:table-cell>
          <table:table-cell table:style-name="Tabla5.A2" office:value-type="string">
            <text:p text:style-name="P37">0.135</text:p>
          </table:table-cell>
          <table:table-cell table:style-name="Tabla5.A2" office:value-type="string">
            <text:p text:style-name="P37">0.162</text:p>
          </table:table-cell>
          <table:table-cell table:style-name="Tabla5.A2" office:value-type="string">
            <text:p text:style-name="P37">51</text:p>
          </table:table-cell>
          <table:table-cell table:style-name="Tabla5.A2" office:value-type="string">
            <text:p text:style-name="P37">0.574</text:p>
          </table:table-cell>
          <table:table-cell table:style-name="Tabla5.A2" office:value-type="string">
            <text:p text:style-name="P37">0.649</text:p>
          </table:table-cell>
          <table:table-cell table:style-name="Tabla5.A2" office:value-type="string">
            <text:p text:style-name="P37">60</text:p>
          </table:table-cell>
          <table:table-cell table:style-name="Tabla5.A2" office:value-type="string">
            <text:p text:style-name="P37">0.995</text:p>
          </table:table-cell>
          <table:table-cell table:style-name="Tabla5.I2" office:value-type="string">
            <text:p text:style-name="P37">1.00</text:p>
          </table:table-cell>
        </table:table-row>
        <table:table-row>
          <table:table-cell table:style-name="Tabla5.A2" office:value-type="string">
            <text:p text:style-name="P37">43</text:p>
          </table:table-cell>
          <table:table-cell table:style-name="Tabla5.A2" office:value-type="string">
            <text:p text:style-name="P37">0.162</text:p>
          </table:table-cell>
          <table:table-cell table:style-name="Tabla5.A2" office:value-type="string">
            <text:p text:style-name="P37">0.190</text:p>
          </table:table-cell>
          <table:table-cell table:style-name="Tabla5.A2" office:value-type="string">
            <text:p text:style-name="P37">52</text:p>
          </table:table-cell>
          <table:table-cell table:style-name="Tabla5.A2" office:value-type="string">
            <text:p text:style-name="P37">0.649</text:p>
          </table:table-cell>
          <table:table-cell table:style-name="Tabla5.A2" office:value-type="string">
            <text:p text:style-name="P37">0.719</text:p>
          </table:table-cell>
          <table:table-cell table:style-name="Tabla5.A2" office:value-type="string">
            <text:p text:style-name="Table_20_Contents">-</text:p>
          </table:table-cell>
          <table:table-cell table:style-name="Tabla5.A2" office:value-type="string">
            <text:p text:style-name="Table_20_Contents">-</text:p>
          </table:table-cell>
          <table:table-cell table:style-name="Tabla5.I2" office:value-type="string">
            <text:p text:style-name="Table_20_Contents">-</text:p>
          </table:table-cell>
        </table:table-row>
      </table:table>
      <text:p text:style-name="P6"/>
      <text:p text:style-name="P6">Tabla 5. Probabilidades acumuladas de entrega en meses</text:p>
      <table:table table:name="Tabla6" table:style-name="Tabla6">
        <table:table-column table:style-name="Tabla6.A" table:number-columns-repeated="3"/>
        <table:table-row>
          <table:table-cell table:style-name="Tabla6.A1" office:value-type="string">
            <text:p text:style-name="P37">Meses</text:p>
          </table:table-cell>
          <table:table-cell table:style-name="Tabla6.A1" office:value-type="string">
            <text:p text:style-name="P37">L_inf</text:p>
          </table:table-cell>
          <table:table-cell table:style-name="Tabla6.C1" office:value-type="string">
            <text:p text:style-name="P37">L_sup</text:p>
          </table:table-cell>
        </table:table-row>
        <table:table-row>
          <table:table-cell table:style-name="Tabla6.A2" office:value-type="string">
            <text:p text:style-name="P37">1</text:p>
          </table:table-cell>
          <table:table-cell table:style-name="Tabla6.A2" office:value-type="string">
            <text:p text:style-name="P37">0</text:p>
          </table:table-cell>
          <table:table-cell table:style-name="Tabla6.C2" office:value-type="string">
            <text:p text:style-name="P37">0.30</text:p>
          </table:table-cell>
        </table:table-row>
        <text:soft-page-break/>
        <table:table-row>
          <table:table-cell table:style-name="Tabla6.A2" office:value-type="string">
            <text:p text:style-name="P37">2</text:p>
          </table:table-cell>
          <table:table-cell table:style-name="Tabla6.A2" office:value-type="string">
            <text:p text:style-name="P37">0.30</text:p>
          </table:table-cell>
          <table:table-cell table:style-name="Tabla6.C2" office:value-type="string">
            <text:p text:style-name="P37">0.70</text:p>
          </table:table-cell>
        </table:table-row>
        <table:table-row>
          <table:table-cell table:style-name="Tabla6.A2" office:value-type="string">
            <text:p text:style-name="P37">3</text:p>
          </table:table-cell>
          <table:table-cell table:style-name="Tabla6.A2" office:value-type="string">
            <text:p text:style-name="P37">0.70</text:p>
          </table:table-cell>
          <table:table-cell table:style-name="Tabla6.C2" office:value-type="string">
            <text:p text:style-name="P37">1.00</text:p>
          </table:table-cell>
        </table:table-row>
      </table:table>
      <text:p text:style-name="P6"/>
      <text:p text:style-name="P8">Cada mes se toma un número pseudoaleatorio para calcular una demanda simulada, la cantidad de mercancia de la demanda es determinada por la Tabla 4.</text:p>
      <text:p text:style-name="P8">Cada mes se debe calcular la demanda ajustada correspondiente:</text:p>
      <text:p text:style-name="P8"><text:tab/>Demanda Ajustada = Demanda simulada * Factor Estacional(mes)</text:p>
      <text:p text:style-name="P8"/>
      <text:p text:style-name="P8">A fin de mes, se calcula el inventario final:</text:p>
      <text:p text:style-name="P8"><text:tab/>Inventario Final = Inventario Inicial – Demanda Ajustada</text:p>
      <text:p text:style-name="P8"/>
      <text:p text:style-name="P8">Luego se calcula el inventario promedio:</text:p>
      <text:p text:style-name="P8"><text:tab/>Si el inventario inicial es, entonces:</text:p>
      <text:p text:style-name="P8"><text:tab/><text:tab/>Inventario Promedio = 0</text:p>
      <text:p text:style-name="P8"><text:tab/>Si el inventario final es 0, pero el inicial no es 0, entonces:</text:p>
      <text:p text:style-name="P8"><text:tab/><text:tab/>Inventario Promedio = (Inventario Inicial) ^ 2 / 2 * Demanda Ajustada</text:p>
      <text:p text:style-name="P8"><text:tab/>Si el inventario inicial no es 0, ni el inventario final es 0, entonces:</text:p>
      <text:p text:style-name="P8"><text:tab/><text:tab/>Inventario Promedio = (Inventario Inicial + Inventario Final) / 2</text:p>
      <text:p text:style-name="P8"><text:tab/><text:span text:style-name="T5">Una vez calculado, se va a acumulando:</text:span></text:p>
      <text:p text:style-name="P8"><text:tab/><text:tab/><text:span text:style-name="T5">Acumulador Inventario = Acumulador Inventario + Inventario Promedio</text:span></text:p>
      <text:p text:style-name="P8"/>
      <text:p text:style-name="P8">Posteriormente se calcula el <text:span text:style-name="T5">F</text:span>altante:</text:p>
      <text:p text:style-name="P8"><text:tab/>Si el Inventario Inicial es mayor a la demanda ajustada, entonces:</text:p>
      <text:p text:style-name="P8"><text:tab/><text:tab/>Faltante = 0, no hay faltante</text:p>
      <text:p text:style-name="P8"><text:tab/>Si la demanda es mayor que el inventario inicial, entonces:</text:p>
      <text:p text:style-name="P8"><text:tab/><text:tab/>Faltante = Demanda Ajustada – Inventario Inicial</text:p>
      <text:p text:style-name="P8"><text:tab/><text:tab/>Deuda = Deuda + Faltante, la deuda es una acumulado <text:span text:style-name="T5">temporal </text:span>de faltantes</text:p>
      <text:p text:style-name="P9"><text:tab/><text:tab/>Acumulador Faltante= Acumulador Faltante + Faltante, el acumulador faltante guarda todos los faltantes que ocurran</text:p>
      <text:p text:style-name="P8"><text:tab/><text:tab/>Inventario Final = 0</text:p>
      <text:p text:style-name="P8"><text:tab/></text:p>
      <text:p text:style-name="P9">Si el Inventario Final está debajo del Punto de Reorden, entonces se registra un pedido:</text:p>
      <text:p text:style-name="P9"><text:tab/>Pedido = Pedido + 1</text:p>
      <text:p text:style-name="P9"><text:tab/>El objeto Pedido Almenacena el número de meses que faltan para que este sea entregado, así como la cantidad de mercancía que entregara.</text:p>
      <text:p text:style-name="P9"/>
      <text:p text:style-name="P9">Cada mes se actualiza:</text:p>
      <text:p text:style-name="P9"><text:tab/>Numero De Mes = Numero de Mes + 1</text:p>
      <text:p text:style-name="P9"><text:tab/>Pedido[Meses] = Pedido[Meses] – 1</text:p>
      <text:p text:style-name="P9"/>
      <text:p text:style-name="P9">Cuando Pedido[Meses] es 0, se calcula la cantidad recibida:</text:p>
      <text:p text:style-name="P9"><text:tab/>Cantidad Recibida = Pedido[Cantidad] – Deuda</text:p>
      <text:p text:style-name="P9"><text:tab/>Deuda = 0</text:p>
      <text:p text:style-name="P9">La variabla Deuda representa el acumulado de pedidos hasta el momento, la cual se reinicia cuando se calcula la cantidad Recibida.</text:p>
      <text:p text:style-name="P9"/>
      <text:p text:style-name="P9">Al finalizar la simulación de todos los meses:</text:p>
      <text:p text:style-name="P9"><text:soft-page-break/><text:tab/>Costo total de ordenar = Costo de ordenar * Pedido, el último número de pedido representa el contador de todos los pedidos que se hicieron</text:p>
      <text:p text:style-name="P9"><text:tab/>Costo total de inventario = <text:span text:style-name="T6">(</text:span>Acumulador Inventario * Costo Inventario<text:span text:style-name="T6">) / Días Laborados</text:span></text:p>
      <text:p text:style-name="P9"><text:tab/>Costo total de faltante = Acumulador Faltante * <text:span text:style-name="T6">Costo Faltante</text:span></text:p>
      <text:p text:style-name="P9"><text:tab/><text:span text:style-name="T6">Costo total = Costo total de ordenar + Costo total de inventario + Costo total de faltante</text:span></text:p>
      <text:p text:style-name="P9"/>
      <text:p text:style-name="P10">Al usuario se le permite seguir simulando otros escenario con variaciones de Q y R, cada vez que el usuario hace una simulación nueva, el usuario tiene la opción de registrar esta simulación en un arreglo que registra todas las simulaciones, Si se tienen al menos 2 simulaciones diferentes, el programa mostrará la opción más óptima resaltándola en verde, y mostrando una conclusión que indique qué combinación de Q y R da el menor costo y cual es el monto de dicho costo.</text:p>
      <text:p text:style-name="P10"/>
      <text:p text:style-name="P10">Estimación de los parámetros de las características operacionales a partir de los datos reales</text:p>
      <text:p text:style-name="P10"/>
      <text:p text:style-name="P11"><text:span text:style-name="T6">Para el generador de números pseudoaleatorios:</text:span></text:p>
      <text:list xml:id="list4728196385935045952" text:style-name="L2">
        <text:list-item>
          <text:p text:style-name="P12"><text:span text:style-name="T6">Por cada mes se genera un número pseudoaleatorio.</text:span></text:p>
        </text:list-item>
        <text:list-item>
          <text:p text:style-name="P13">Por cada pedido que se tenga que hacer, se genera un número pseudoaleatorio.</text:p>
        </text:list-item>
        <text:list-item>
          <text:p text:style-name="P13">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13">El generador no permite valores de 0 para nigún parámetro, a excepción de la semilla.</text:p>
        </text:list-item>
        <text:list-item>
          <text:p text:style-name="P13">Todo número aleatorio se trunca a 5 dígitos</text:p>
        </text:list-item>
      </text:list>
      <text:p text:style-name="P14"/>
      <text:p text:style-name="P14">Para las pruebas estadísticas:</text:p>
      <text:list xml:id="list6275235218045908805" text:style-name="L4">
        <text:list-item>
          <text:p text:style-name="P15">Prueba del promedio</text:p>
          <text:list>
            <text:list-item>
              <text:p text:style-name="P15">Alfa, nivel de significancia, se valida que sea menor a 1.0 y positivo</text:p>
            </text:list-item>
            <text:list-item>
              <text:p text:style-name="P15">Z0 es calculado por la computadora sin necesidad de interacción del usuario.</text:p>
            </text:list-item>
          </text:list>
        </text:list-item>
        <text:list-item>
          <text:p text:style-name="P15">Prueba de frecuencia:</text:p>
          <text:list>
            <text:list-item>
              <text:p text:style-name="P15">Número de intervalos, se permite cualquier número mayor a 0, pero muchos intervalos podrían dificultar la visualización de la aplicación.</text:p>
            </text:list-item>
            <text:list-item>
              <text:p text:style-name="P15">Alfa, nivel de significancia para esta prueba, se valida que sea menor a 1.0 y positivo.</text:p>
            </text:list-item>
          </text:list>
        </text:list-item>
      </text:list>
      <text:p text:style-name="P14"/>
      <text:p text:style-name="P14">Para <text:span text:style-name="T7">el problema:</text:span></text:p>
      <text:list xml:id="list2025001969440885169" text:style-name="L5">
        <text:list-item>
          <text:p text:style-name="P16">La tabla de demanda puede ser ingresada por el usuario en el archivo “demanda”.</text:p>
        </text:list-item>
        <text:list-item>
          <text:p text:style-name="P16">La tabla de espera de pedidos puede ser ingresada por el usuario en el archivo “espera”.</text:p>
        </text:list-item>
        <text:list-item>
          <text:p text:style-name="P16">La relación de factores estacionales puede ser ingresada por el usuario en el archivo “factores”.</text:p>
        </text:list-item>
        <text:list-item>
          <text:p text:style-name="P16">Si no se modifica ningún archivo, todos estos datos son constantes.</text:p>
        </text:list-item>
        <text:list-item>
          <text:p text:style-name="P16">Dentro del programa se pueden modificar:</text:p>
          <text:list>
            <text:list-item>
              <text:p text:style-name="P16">Cantidad a Ordenar y punto de reorden.</text:p>
            </text:list-item>
            <text:list-item>
              <text:p text:style-name="P16">Número de meses a simular.</text:p>
            </text:list-item>
            <text:list-item>
              <text:p text:style-name="P16">Costo de faltante, inventario y orden.</text:p>
            </text:list-item>
            <text:list-item>
              <text:p text:style-name="P16">Inventario inicial antes de comenzar la simulación.</text:p>
            </text:list-item>
          </text:list>
        </text:list-item>
      </text:list>
      <text:p text:style-name="P17"/>
      <text:p text:style-name="P17"/>
      <text:p text:style-name="P34">Evaluación del modelo y de los parámetros estimados</text:p>
      <text:p text:style-name="P17"/>
      <text:p text:style-name="P17">El uso de factores estacionales sí tiene mucho sentido, pero también es dependiente del tipo de mercancía que se maneje en el sistema de inventario, en algunos negocios los factores son más grandes en meses de verano, mientras que en otros son mayores en invierno, por eso se consideró pertinente dar la capacidad del modificar estos factores para mayor comodidad del usuario.</text:p>
      <text:p text:style-name="P17"/>
      <text:p text:style-name="P18">Se consideró pertinente el dar más libertad al poder modificar más variables del modelo para mayor experimentación y poder adecuar el modelo a datos estadísticos de entrada de otra situación siempre y cuando el problema sea esencialmente el mismo: estimación de costos por medio de un punto de reorden y una cantidad de pédido.</text:p>
      <text:p text:style-name="P17"/>
      <text:p text:style-name="P17">Las estimaciones del tiempo de entrega podrían mejorarse: Podría ser afectadas de alguna manear por factores estacionales que sean resultados de disponibilidades temporales de la mercancia o del medio de transporte. Esto le daría más realismo y más complejidad al modelo.</text:p>
      <text:p text:style-name="P17"/>
      <text:p text:style-name="P18">Formulación de un programa para la computadora.</text:p>
      <text:p text:style-name="P18"/>
      <text:p text:style-name="P18">Se contaba con 3 opciones:</text:p>
      <text:list xml:id="list8088707357524486656" text:style-name="L6">
        <text:list-item>
          <text:p text:style-name="P19">C#</text:p>
        </text:list-item>
        <text:list-item>
          <text:p text:style-name="P19">Rust</text:p>
        </text:list-item>
        <text:list-item>
          <text:p text:style-name="P19">Python</text:p>
        </text:list-item>
      </text:list>
      <text:p text:style-name="P18">Se eligió utilizar p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18"/>
      <text:p text:style-name="P18">No se eligió C# por ser un lenguaje fuertemente tipado, poco flexible y muy poco expresivo.</text:p>
      <text:p text:style-name="P18">No se eligió Rust por sus largos tiempos de compilación y por la inmadurez de sus librerías de interfaz gráfica.</text:p>
      <text:p text:style-name="P18"/>
      <text:p text:style-name="P18">Debilidades de Python: Tiene que usarse una herramienta externa para poder crear archivos ejecutables,</text:p>
      <text:p text:style-name="P18">tiempo de demora considerable para lanzar el programa.</text:p>
      <text:p text:style-name="P18"/>
      <text:p text:style-name="P18">Pseudocódigo</text:p>
      <text:p text:style-name="P18"/>
      <text:p text:style-name="P18">3 datos son externos al programa y se tienen que manejar como archivos de texto plano antes de correr el programa: tabla de probabilidad de demanda, tabla de probabilidad de tiempo de pedido y relación de factores estacionales.</text:p>
      <text:p text:style-name="P18"/>
      <text:p text:style-name="P20">Al usar el generador se reportan advertencias de entrada de datos negativos o iguales a 0, también se reporta la existencia de periodos dentro de los números generados.</text:p>
      <text:p text:style-name="P20"/>
      <text:p text:style-name="P20">Dentro de la aplicación de simulación de inventario se asegura que los datos sean sólo números antes de iniciar la simulación.</text:p>
      <text:p text:style-name="P20"/>
      <text:p text:style-name="P29">Para saber qué evento corresponde a qué número pseudoaleatorio existen una clase de apoyo que genera las tablas necesarias, sólo se le da el número pseudoaleatorio y esta clase regresa el evento correspondiente (en este caso, una demanda).</text:p>
      <text:p text:style-name="P20"><text:soft-page-break/></text:p>
      <text:p text:style-name="P20">Para los valores de alfa de las pruebas, estos deben ser positivos, entre 0 y 1.0.</text:p>
      <text:p text:style-name="P18"/>
      <text:p text:style-name="P20">El resto de datos de entrada se introducen dentro del programa, el programa está separado por pestañas para facilitar esta tarea.</text:p>
      <text:p text:style-name="P20"/>
      <text:list xml:id="list504639693047412439" text:style-name="L7">
        <text:list-item>
          <text:p text:style-name="P21">Inicio</text:p>
        </text:list-item>
        <text:list-item>
          <text:p text:style-name="P21"><text:span text:style-name="T8">Mientras </text:span>contador_mes <text:span text:style-name="T8">es menor que</text:span> total_meses, <text:span text:style-name="T8">hacer</text:span>:</text:p>
          <text:list>
            <text:list-item>
              <text:p text:style-name="P24">Si pedido_actual existe, entonces</text:p>
              <text:list>
                <text:list-item>
                  <text:p text:style-name="P24">Si pedido_actual[meses] es igual a 0, entonces:</text:p>
                  <text:list>
                    <text:list-item>
                      <text:p text:style-name="P24">inventario inicial = pedido_actual[cantidad] – deuda</text:p>
                    </text:list-item>
                    <text:list-item>
                      <text:p text:style-name="P24">deuda = 0</text:p>
                    </text:list-item>
                    <text:list-item>
                      <text:p text:style-name="P24">Fin Si</text:p>
                    </text:list-item>
                  </text:list>
                </text:list-item>
                <text:list-item>
                  <text:p text:style-name="P24">Fin Si</text:p>
                </text:list-item>
              </text:list>
            </text:list-item>
            <text:list-item>
              <text:p text:style-name="P21">demanda_ajustada = demanda_simulada * factores_estacionales[mes_actual]</text:p>
            </text:list-item>
            <text:list-item>
              <text:p text:style-name="P21">Si demanda_ajustada <text:span text:style-name="T8">es mayor que </text:span>inventario_final, entonces:</text:p>
              <text:list>
                <text:list-item>
                  <text:p text:style-name="P21">faltante = demanda_ajustada – inventario_final</text:p>
                </text:list-item>
                <text:list-item>
                  <text:p text:style-name="P21">inventario_final = 0</text:p>
                </text:list-item>
                <text:list-item>
                  <text:p text:style-name="P21">deuda = deuda + faltante</text:p>
                </text:list-item>
                <text:list-item>
                  <text:p text:style-name="P23">acumulador_faltante = acumulador_faltante + faltante</text:p>
                </text:list-item>
                <text:list-item>
                  <text:p text:style-name="P23">Fin Si</text:p>
                </text:list-item>
              </text:list>
            </text:list-item>
            <text:list-item>
              <text:p text:style-name="P21">Sino, entonces:</text:p>
              <text:list>
                <text:list-item>
                  <text:p text:style-name="P23">faltante = 0</text:p>
                </text:list-item>
                <text:list-item>
                  <text:p text:style-name="P22">inventario_final = inventario_inicial – demanda_ajustada</text:p>
                </text:list-item>
                <text:list-item>
                  <text:p text:style-name="P23">Fin Sino</text:p>
                </text:list-item>
              </text:list>
            </text:list-item>
            <text:list-item>
              <text:p text:style-name="P23">Si inventario_inicial es igual a 0, entonces:</text:p>
              <text:list>
                <text:list-item>
                  <text:p text:style-name="P23">inventario_promedio = 0</text:p>
                </text:list-item>
                <text:list-item>
                  <text:p text:style-name="P23">Fin Sin</text:p>
                </text:list-item>
              </text:list>
            </text:list-item>
            <text:list-item>
              <text:p text:style-name="P23">Sino, Si inventario_final = 0, entonces:</text:p>
              <text:list>
                <text:list-item>
                  <text:p text:style-name="P23">inventario_promedio = (inventario_inicial * inventario_inicial) / (2 * demanda_ajustada)</text:p>
                </text:list-item>
                <text:list-item>
                  <text:p text:style-name="P23">Fin Sino, Si</text:p>
                </text:list-item>
              </text:list>
            </text:list-item>
            <text:list-item>
              <text:p text:style-name="P23">Sino, entonces:</text:p>
              <text:list>
                <text:list-item>
                  <text:p text:style-name="P23">inventario_promedio = (inventario_inicial + inventario_final) / 2</text:p>
                </text:list-item>
                <text:list-item>
                  <text:p text:style-name="P23">Fin Sino</text:p>
                </text:list-item>
              </text:list>
            </text:list-item>
            <text:list-item>
              <text:p text:style-name="P24">acumulador_inventario = acumulador_inventario + inventario_promedio</text:p>
            </text:list-item>
            <text:list-item>
              <text:p text:style-name="P23">Si inventario_final es menor que <text:span text:style-name="T9">punto_reorden:</text:span></text:p>
              <text:list>
                <text:list-item>
                  <text:p text:style-name="P24">pedido = pedido + 1</text:p>
                </text:list-item>
                <text:list-item>
                  <text:p text:style-name="P24">pedido_actual = Pedido[meses]</text:p>
                </text:list-item>
                <text:list-item>
                  <text:p text:style-name="P24">Fin Si</text:p>
                </text:list-item>
              </text:list>
            </text:list-item>
            <text:list-item>
              <text:p text:style-name="P21">mes_actual = mes_actual + 1</text:p>
            </text:list-item>
            <text:list-item>
              <text:p text:style-name="P21">contador_mes = contador_mes + 1</text:p>
            </text:list-item>
            <text:list-item>
              <text:p text:style-name="P21">Si mes_actual &gt; 12 entonces</text:p>
              <text:list>
                <text:list-item>
                  <text:p text:style-name="P21">mes_actual = 1</text:p>
                </text:list-item>
              </text:list>
            </text:list-item>
            <text:list-item>
              <text:p text:style-name="P24">Fin Mientras</text:p>
            </text:list-item>
          </text:list>
        </text:list-item>
        <text:list-item>
          <text:p text:style-name="P24"><text:soft-page-break/>costo_total_ordenar = costo_orden * pedido</text:p>
        </text:list-item>
        <text:list-item>
          <text:p text:style-name="P24">costo_total_inventario = (costo_inventario * acumulador_inventario) / <text:span text:style-name="T10">12</text:span></text:p>
        </text:list-item>
        <text:list-item>
          <text:p text:style-name="P24">costo_total_faltante = costo_faltante * acumulador_faltante </text:p>
        </text:list-item>
        <text:list-item>
          <text:p text:style-name="P25">costo total = costo_total_ordenar + costo_total_faltante + costo_total_inventario</text:p>
        </text:list-item>
        <text:list-item>
          <text:p text:style-name="P25">Fin</text:p>
        </text:list-item>
      </text:list>
      <text:p text:style-name="P26"/>
      <text:p text:style-name="P26">Para registrar una simulacion:</text:p>
      <text:list xml:id="list6399779681546998623" text:style-name="L9">
        <text:list-item>
          <text:p text:style-name="P27">Inicio</text:p>
        </text:list-item>
        <text:list-item>
          <text:p text:style-name="P27">nuevo_registro = [punto_reorden, cantidad_orden, costo_total]</text:p>
        </text:list-item>
        <text:list-item>
          <text:p text:style-name="P27">agregar a registros nuevo_registro</text:p>
        </text:list-item>
        <text:list-item>
          <text:p text:style-name="P27">Fin</text:p>
        </text:list-item>
      </text:list>
      <text:p text:style-name="P26"/>
      <text:p text:style-name="P26">Para encontrar la simulación óptima:</text:p>
      <text:list xml:id="list3691196422654682596" text:style-name="L10">
        <text:list-item>
          <text:p text:style-name="P28">Inicio</text:p>
        </text:list-item>
        <text:list-item>
          <text:p text:style-name="P28">Si longitud de registros es mayor o igual a 2:</text:p>
          <text:list>
            <text:list-item>
              <text:p text:style-name="P28">menor_costo = (primer_registro en registros)[costo]</text:p>
            </text:list-item>
            <text:list-item>
              <text:p text:style-name="P28">menor_registro = primer_registro</text:p>
            </text:list-item>
            <text:list-item>
              <text:p text:style-name="P28">Por cada registro en registros, hacer:</text:p>
              <text:list>
                <text:list-item>
                  <text:p text:style-name="P28">Si registro[costo] es menor que menor_costo:</text:p>
                  <text:list>
                    <text:list-item>
                      <text:p text:style-name="P28">menor_costo = registro[costo]</text:p>
                    </text:list-item>
                    <text:list-item>
                      <text:p text:style-name="P28">menor_registro = registros</text:p>
                    </text:list-item>
                    <text:list-item>
                      <text:p text:style-name="P28">Fin Si</text:p>
                    </text:list-item>
                  </text:list>
                </text:list-item>
                <text:list-item>
                  <text:p text:style-name="P28">Fin Por Cada</text:p>
                </text:list-item>
              </text:list>
            </text:list-item>
            <text:list-item>
              <text:p text:style-name="P28">Mostrar menor_registro[costo], menor_registro[punto_reorden],</text:p>
              <text:p text:style-name="P28">menor_registro[cantidad_orden]</text:p>
            </text:list-item>
          </text:list>
        </text:list-item>
        <text:list-item>
          <text:p text:style-name="P28">Fin Si</text:p>
        </text:list-item>
      </text:list>
      <text:p text:style-name="P26"/>
      <text:p text:style-name="P26">El número de meses es diferente al mes actual, se pueden simular por ejemplo, 26 meses, y el número de mes puede ir de 1 a 26, pero el mes actual sólo puede ir de 1 a 12, el número de mes se traduce al nombre del mes correspondiente en el programa, y también se utiliza para obtener el factor estacional que le corresponde a dicho mes.</text:p>
      <text:p text:style-name="P26"/>
      <text:p text:style-name="P29">Al finalizar, se muestra una conclusión textual, en el caso de la simulación también se muestran todas la simulaciones registradas y en color verde la simulación óptima.</text:p>
      <text:p text:style-name="P26"/>
      <text:p text:style-name="P26">Validación:</text:p>
      <text:p text:style-name="P26"><text:tab/>El programa avisa si se queda sin números, en este caso el usuario debe aumentar el número de pseudoaleatorios a generar de forma manual en la pestaña del generador.</text:p>
      <text:p text:style-name="P26"/>
      <text:p text:style-name="P26"><text:tab/><text:span text:style-name="T11">El programa muestra una advertencia si los números a generar tienen un periodo, y muestra los números que conforman el periodo, pero no obliga al usuario a desistir de usar la secuencia generada.</text:span></text:p>
      <text:p text:style-name="P26"/>
      <text:p text:style-name="P26"><text:tab/>El programa no permite realizar pruebas estadísticas ni correr simulaciones si no se ha generado la secuencia de números pesudoaleatorios primero.</text:p>
      <text:p text:style-name="P26"/>
      <text:p text:style-name="P26"><text:tab/>El programa no permite números negativos en ningún campo, y admite ceros sólo en la semilla del generador.</text:p>
      <text:p text:style-name="P26"><text:soft-page-break/></text:p>
      <text:p text:style-name="P26"><text:tab/><text:span text:style-name="T11">El programa se asegura de que los archivos de texto plano de tablas existan y sean válidos (las probabilidades sumen 0) antes de correr la simulación.</text:span></text:p>
      <text:p text:style-name="P26"><text:tab/></text:p>
      <text:p text:style-name="P26"><text:tab/></text:p>
      <text:p text:style-name="P29">Diseño de los experimentos de simulación</text:p>
      <text:p text:style-name="P29"/>
      <text:p text:style-name="P30">Se recomienda utilizar valores de cientos de unidades para no arruinar la visualización de la información.</text:p>
      <text:p text:style-name="P30"/>
      <text:p text:style-name="P30">Los valores de tolerancia alfa deben ser mínimos para más seguridad y mayores para más holgura.</text:p>
      <text:p text:style-name="P30"/>
      <text:p text:style-name="P30">Se recomienda generar secuencias largas de números para no quedar corto al realizar la prueba.</text:p>
      <text:p text:style-name="P30"/>
      <text:p text:style-name="P30">Se recomienda simular situaciones donde se experimenten sólo con los valores del punto de reorden y la cantidad de orden por sesión para que haya coherencia entre cada simulación realizada.</text:p>
      <text:p text:style-name="P30"/>
      <text:p text:style-name="P30">Análisis de datos simulados</text:p>
      <text:p text:style-name="P30"/>
      <text:p text:style-name="P30">El análisis de esta simulación solo se puede dar una vez que se haya registrado al menos 2 simulaciones distintas.</text:p>
      <text:p text:style-name="P30"/>
      <text:p text:style-name="P30">Realización del experimento</text:p>
      <text:p text:style-name="P30"/>
      <text:p text:style-name="P30">Se generar números pseudoaleatorios por el método congruencial mixto, y se utilizan tablas de probabilidad para generar tablas de probabilidades acumuladas para traducir un número pseudoaleatorio en un evento.</text:p>
      <text:p text:style-name="P30"/>
      <text:p text:style-name="P30">Se pueden modificar las variables como costos, pero no se recomienda que estas variables cambien dentro de una misma simulación, las que deben cambiar son punto de reorden y cantidad de pedido.</text:p>
      <text:p text:style-name="P30"/>
      <text:p text:style-name="P30">Análisis de datos simulados</text:p>
      <text:p text:style-name="P30"/>
      <text:p text:style-name="P30">Una vez que se puedan comparar las simulaciones entre sí, se elige la que tenga el menor costo total y se muestra al usuario de forma textual como una conclusión.</text:p>
      <text:p text:style-name="P30"/>
      <text:p text:style-name="P31">Usando las tablas y datos originales del problema, las variaciones de mas, menos 50 en ambos parámetros, la mejor opción resulta ser <text:span text:style-name="T12">cuando el punto de reorden es 100 y la cantidad que se ordena es 150:</text:span></text:p>
      <text:p text:style-name="P31"/>
      <text:p text:style-name="P32">costo de inventario = (859.69 * $26 ) / 12= 1862.66</text:p>
      <text:p text:style-name="P32">costo de ordenes = 4 * $50 = $200</text:p>
      <text:p text:style-name="P32">costo faltante = 32 * $25 = $800</text:p>
      <text:p text:style-name="P32"/>
      <text:p text:style-name="P32">costo total = $2862.66</text:p>
      <text:p text:style-name="P32"/>
      <text:p text:style-name="P32">comparado al peor resultado (obtenido por un humano, el programa no está diseñado para mostrar cual es) cuando el punto de reorden es 100 y la cantidad de pedido es 200:</text:p>
      <text:p text:style-name="P32"/>
      <text:p text:style-name="P32"><text:soft-page-break/>costo de inventario = (930.35 * $26) / 12 = $2015.75</text:p>
      <text:p text:style-name="P32">costo de ordenes = 3 * $50 = $150</text:p>
      <text:p text:style-name="P32">costo de faltante = 101 * $25 = $2525</text:p>
      <text:p text:style-name="P32"/>
      <text:p text:style-name="P32">costo total = $4690.76</text:p>
      <text:p text:style-name="P32"/>
      <text:p text:style-name="P33">Toma de decisiones</text:p>
      <text:p text:style-name="P33"/>
      <text:p text:style-name="P33">Los resultados de la simulación tienen sentido cuando se ven las tablas y los costos, donde uno de los costos que suele se mayor es el de inventario, esto por las grandes cantidades de mercancia que usualmente se tienen almacenadas, el costo de ordenes es relativamente bajo siendo sólo de $50.</text:p>
      <text:p text:style-name="P33"/>
      <text:p text:style-name="P33">Al se una simulación facil, el aplicarla debería de ser poco costo, pero la mayor parte de la inversión de tiempo y esfuerzo se da en la recopilación de los datos estadísticos puesto que se tienen que hacer muchos procesos para obtener las tablas, y mucho análisis para obtener los modelos que se acerquen a la realidad.</text:p>
      <text:p text:style-name="P33"/>
      <text:p text:style-name="P33">Para este ejercicio, la mejor decisión es tener un punto de reorden de 100 y una cantidad de pedido de 200.</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8T18:08:25.128200170</meta:creation-date>
    <dc:date>2020-11-28T20:54:27.513293248</dc:date>
    <meta:editing-duration>PT1H6M22S</meta:editing-duration>
    <meta:editing-cycles>13</meta:editing-cycles>
    <meta:generator>LibreOffice/5.1.6.2$Linux_X86_64 LibreOffice_project/10m0$Build-2</meta:generator>
    <meta:document-statistic meta:table-count="6" meta:image-count="0" meta:object-count="0" meta:page-count="10" meta:paragraph-count="436" meta:word-count="2978" meta:character-count="17587" meta:non-whitespace-character-count="15061"/>
  </office:meta>
</office:document-meta>
</file>